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74cm" fo:min-width="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89cm" fo:min-width="2.5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564cm"/>
      <style:paragraph-properties style:writing-mode="lr-tb"/>
    </style:style>
    <style:style style:name="gr4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2.0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62cm" fo:min-width="2.04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2.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2.491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672cm" fo:min-width="12.7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54cm" fo:min-width="12.712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127cm" fo:min-width="12.2cm" fo:wrap-option="wrap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" style:family="paragraph">
      <style:paragraph-properties fo:text-align="center" style:writing-mode="lr-tb"/>
      <style:text-properties fo: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 style:writing-mode="lr-tb">
        <style:tab-stops>
          <style:tab-stop style:position="0.163cm"/>
        </style:tab-stops>
      </style:paragraph-properties>
      <style:text-properties fo:color="#ffffff"/>
    </style:style>
    <style:style style:name="P9" style:family="paragraph">
      <style:paragraph-properties fo:text-align="start" style:writing-mode="lr-tb"/>
      <style:text-properties fo:color="#ffffff"/>
    </style:style>
    <style:style style:name="P1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13" style:family="paragraph">
      <style:paragraph-properties fo:margin-left="0.475cm" fo:margin-right="0cm" fo:text-align="start" fo:text-indent="0cm" style:writing-mode="lr-tb">
        <style:tab-stops>
          <style:tab-stop style:position="0.163cm"/>
        </style:tab-stops>
      </style:paragraph-properties>
      <style:text-properties fo:color="#ffffff" style:font-name="Liberation Sans" fo:font-size="12pt" style:letter-kerning="true" style:font-name-asian="Source Han Sans CN" style:font-size-asian="12pt" style:font-name-complex="Lohit Devanagari" style:font-size-complex="12pt"/>
    </style:style>
    <style:style style:name="P14" style:family="paragraph">
      <style:paragraph-properties fo:margin-left="0.318cm" fo:margin-right="0cm" fo:text-align="start" fo:text-indent="0cm" style:writing-mode="lr-tb">
        <style:tab-stops>
          <style:tab-stop style:position="0.163cm"/>
        </style:tab-stops>
      </style:paragraph-properties>
      <style:text-properties fo:color="#ffffff" style:font-name="Liberation Sans" fo:font-size="12pt" style:letter-kerning="true" style:font-name-asian="Source Han Sans CN" style:font-size-asian="12pt" style:font-name-complex="Lohit Devanagari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ffffff" style:font-name="Liberation Sans" fo:font-size="12pt" style:letter-kerning="true" style:font-name-asian="Source Han Sans CN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Default">
        <draw:g draw:name="architecture">
          <draw:frame draw:style-name="gr1" draw:text-style-name="P2" draw:layer="layout" svg:width="7.5cm" svg:height="1.524cm" svg:x="10.144cm" svg:y="2.27cm">
            <draw:text-box>
              <text:p text:style-name="P1">Application Architecture</text:p>
            </draw:text-box>
          </draw:frame>
          <draw:frame draw:style-name="gr2" draw:text-style-name="P3" draw:layer="layout" svg:width="3.093cm" svg:height="0.839cm" svg:x="4.683cm" svg:y="5.669cm">
            <draw:text-box>
              <text:p><text:span text:style-name="T1">Web Client</text:span></text:p>
            </draw:text-box>
          </draw:frame>
          <draw:custom-shape draw:style-name="gr3" draw:text-style-name="P4" xml:id="id1" draw:id="id1" draw:layer="layout" svg:width="4.064cm" svg:height="2.54cm" svg:x="4.048cm" svg:y="7.301cm">
            <text:p text:style-name="P4"><text:span text:style-name="T2">Corporate/Consumer</text:span><text:span text:style-name="T2"><text:line-break/></text:span><text:span text:style-name="T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2" draw:id="id2" draw:layer="layout" svg:width="4.064cm" svg:height="2.54cm" svg:x="13.319cm" svg:y="7.301cm">
            <text:p text:style-name="P4"><text:span text:style-name="T2">App Server</text:span></text:p>
            <text:p text:style-name="P4"><text:span text:style-name="T2">API Server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8.112cm" svg:y1="8.571cm" svg:x2="13.319cm" svg:y2="8.571cm" draw:start-shape="id1" draw:start-glue-point="1" draw:end-shape="id2" draw:end-glue-point="3" svg:d="M8112 8571h5207" svg:viewBox="0 0 5208 1">
            <text:p/>
          </draw:connector>
          <draw:connector draw:style-name="gr4" draw:text-style-name="P5" draw:layer="layout" draw:type="line" svg:x1="17.383cm" svg:y1="8.571cm" svg:x2="19.796cm" svg:y2="8.571cm" draw:start-shape="id2" draw:start-glue-point="1" draw:end-shape="id3" draw:end-glue-point="6" svg:d="M17383 8571h2413" svg:viewBox="0 0 2414 1">
            <text:p/>
          </draw:connector>
          <draw:frame draw:style-name="gr5" draw:text-style-name="P3" draw:layer="layout" svg:width="2.576cm" svg:height="1.427cm" svg:x="14.172cm" svg:y="5.669cm">
            <draw:text-box>
              <text:p><text:span text:style-name="T1">Server</text:span></text:p>
            </draw:text-box>
          </draw:frame>
          <draw:frame draw:style-name="gr6" draw:text-style-name="P6" draw:layer="layout" svg:width="5.207cm" svg:height="2.843cm" svg:x="4.302cm" svg:y="10.114cm">
            <draw:text-box>
              <text:list text:style-name="L1">
                <text:list-item>
                  <text:p><text:span text:style-name="T3">SPA</text:span></text:p>
                </text:list-item>
                <text:list-item>
                  <text:p><text:span text:style-name="T3">react-router6</text:span></text:p>
                </text:list-item>
                <text:list-item>
                  <text:p><text:span text:style-name="T3">Typescript</text:span></text:p>
                </text:list-item>
                <text:list-item>
                  <text:p><text:span text:style-name="T3">Scala.js</text:span></text:p>
                </text:list-item>
              </text:list>
            </draw:text-box>
          </draw:frame>
          <draw:frame draw:style-name="gr6" draw:text-style-name="P6" draw:layer="layout" svg:width="5.207cm" svg:height="2.843cm" svg:x="13.573cm" svg:y="10.114cm">
            <draw:text-box>
              <text:list text:style-name="L1">
                <text:list-item>
                  <text:p><text:span text:style-name="T3">Nodejs</text:span></text:p>
                </text:list-item>
                <text:list-item>
                  <text:p><text:span text:style-name="T3">Express</text:span></text:p>
                </text:list-item>
                <text:list-item>
                  <text:p><text:span text:style-name="T3">Apollo graphql server</text:span></text:p>
                </text:list-item>
                <text:list-item>
                  <text:p><text:span text:style-name="T3">Typescript</text:span></text:p>
                </text:list-item>
                <text:list-item>
                  <text:p><text:span text:style-name="T3">Scala.js</text:span></text:p>
                </text:list-item>
              </text:list>
            </draw:text-box>
          </draw:frame>
          <draw:custom-shape draw:style-name="gr7" draw:text-style-name="P7" xml:id="id3" draw:id="id3" draw:layer="layout" svg:width="2.54cm" svg:height="1.778cm" svg:x="19.796cm" svg:y="7.6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6" draw:layer="layout" svg:width="5.207cm" svg:height="2.843cm" svg:x="19.923cm" svg:y="10.114cm">
            <draw:text-box>
              <text:list text:style-name="L1">
                <text:list-item>
                  <text:p><text:span text:style-name="T3">json static database loaded into nodejs at startup time</text:span></text:p>
                </text:list-item>
              </text:list>
            </draw:text-box>
          </draw:frame>
          <draw:frame draw:style-name="gr8" draw:text-style-name="P3" draw:layer="layout" svg:width="2.78cm" svg:height="1.427cm" svg:x="19.669cm" svg:y="5.669cm">
            <draw:text-box>
              <text:p><text:span text:style-name="T1">Database</text:span></text:p>
            </draw:text-box>
          </draw:frame>
        </draw:g>
      </draw:page>
      <draw:page draw:name="sharing" draw:style-name="dp1" draw:master-page-name="Default">
        <draw:g draw:name="project_setup">
          <draw:frame draw:style-name="gr1" draw:text-style-name="P2" draw:layer="layout" svg:width="7.5cm" svg:height="1.524cm" svg:x="10.242cm" svg:y="3.435cm">
            <draw:text-box>
              <text:p text:style-name="P1">Project Setup &amp; Sharing</text:p>
            </draw:text-box>
          </draw:frame>
          <draw:frame draw:style-name="gr2" draw:text-style-name="P3" draw:layer="layout" svg:width="3.093cm" svg:height="0.839cm" svg:x="6.479cm" svg:y="5.518cm">
            <draw:text-box>
              <text:p><text:span text:style-name="T1">Client</text:span></text:p>
            </draw:text-box>
          </draw:frame>
          <draw:custom-shape draw:style-name="gr3" draw:text-style-name="P8" draw:layer="layout" svg:width="4.064cm" svg:height="2.54cm" svg:x="5.953cm" svg:y="6.816cm">
            <text:list text:style-name="L1">
              <text:list-item>
                <text:p text:style-name="P8"><text:span text:style-name="T2">Webpack</text:span></text:p>
              </text:list-item>
              <text:list-item>
                <text:p text:style-name="P8"><text:span text:style-name="T2">graphql-codegen</text:span></text:p>
              </text:list-item>
              <text:list-item>
                <text:p text:style-name="P8"><text:span text:style-name="T2">typescript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4.064cm" svg:height="2.54cm" svg:x="11.824cm" svg:y="6.816cm">
            <text:list text:style-name="L1">
              <text:list-item>
                <text:p text:style-name="P9"><text:span text:style-name="T2">apollo server</text:span></text:p>
              </text:list-item>
              <text:list-item>
                <text:p text:style-name="P9"><text:span text:style-name="T2">graphql-codegen</text:span></text:p>
              </text:list-item>
              <text:list-item>
                <text:p text:style-name="P9"><text:span text:style-name="T2">typescrip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.576cm" svg:height="1.427cm" svg:x="12.677cm" svg:y="5.232cm">
            <draw:text-box>
              <text:p><text:span text:style-name="T1">Server</text:span></text:p>
            </draw:text-box>
          </draw:frame>
          <draw:frame draw:style-name="gr9" draw:text-style-name="P10" draw:layer="layout" svg:width="5.207cm" svg:height="1.68cm" svg:x="6.107cm" svg:y="11.929cm">
            <draw:text-box>
              <text:list text:style-name="L1">
                <text:list-item>
                  <text:p><text:span text:style-name="T4">Typescript declarations.</text:span></text:p>
                </text:list-item>
              </text:list>
            </draw:text-box>
          </draw:frame>
          <draw:frame draw:style-name="gr9" draw:text-style-name="P10" draw:layer="layout" svg:width="5.207cm" svg:height="1.68cm" svg:x="11.978cm" svg:y="11.929cm">
            <draw:text-box>
              <text:list text:style-name="L1">
                <text:list-item>
                  <text:p><text:span text:style-name="T4">Typescript declarations</text:span></text:p>
                </text:list-item>
              </text:list>
            </draw:text-box>
          </draw:frame>
          <draw:frame draw:style-name="gr10" draw:text-style-name="P10" draw:layer="layout" svg:width="5.207cm" svg:height="1.807cm" svg:x="17.928cm" svg:y="11.929cm">
            <draw:text-box>
              <text:list text:style-name="L1">
                <text:list-item>
                  <text:p><text:span text:style-name="T4">scala.js artifacts, css, html, etc.</text:span></text:p>
                </text:list-item>
              </text:list>
            </draw:text-box>
          </draw:frame>
          <draw:custom-shape draw:style-name="gr3" draw:text-style-name="P9" draw:layer="layout" svg:width="4.064cm" svg:height="2.54cm" svg:x="17.901cm" svg:y="6.864cm">
            <text:list text:style-name="L1">
              <text:list-item>
                <text:p text:style-name="P9"><text:span text:style-name="T2">sbt</text:span></text:p>
              </text:list-item>
              <text:list-item>
                <text:p text:style-name="P9"><text:span text:style-name="T2">Scala.js</text:span></text:p>
              </text:list-item>
              <text:list-item>
                <text:p text:style-name="P9"><text:span text:style-name="T2">Scalablytyped</text:span></text:p>
              </text:list-item>
              <text:list-item>
                <text:p text:style-name="P9"><text:span text:style-name="T2">graphql-codege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.576cm" svg:height="1.427cm" svg:x="18.554cm" svg:y="5.232cm">
            <draw:text-box>
              <text:p><text:span text:style-name="T1">Scala</text:span></text:p>
            </draw:text-box>
          </draw:frame>
          <draw:frame draw:style-name="gr11" draw:text-style-name="P12" draw:layer="layout" svg:width="2.902cm" svg:height="0.962cm" svg:x="2.41cm" svg:y="11.831cm">
            <draw:text-box>
              <text:p text:style-name="P11"><text:span text:style-name="T1">Outputs:</text:span></text:p>
            </draw:text-box>
          </draw:frame>
          <draw:frame draw:style-name="gr12" draw:text-style-name="P12" draw:layer="layout" svg:width="2.407cm" svg:height="0.962cm" svg:x="2.905cm" svg:y="9.679cm">
            <draw:text-box>
              <text:p text:style-name="P11"><text:span text:style-name="T1">Inputs:</text:span></text:p>
            </draw:text-box>
          </draw:frame>
          <draw:frame draw:style-name="gr9" draw:text-style-name="P10" draw:layer="layout" svg:width="5.207cm" svg:height="1.68cm" svg:x="6.08cm" svg:y="9.65cm">
            <draw:text-box>
              <text:list text:style-name="L1">
                <text:list-item>
                  <text:p><text:span text:style-name="T4">Scala.js client .js artifact</text:span></text:p>
                </text:list-item>
              </text:list>
            </draw:text-box>
          </draw:frame>
          <draw:frame draw:style-name="gr9" draw:text-style-name="P10" draw:layer="layout" svg:width="5.207cm" svg:height="1.68cm" svg:x="11.951cm" svg:y="9.65cm">
            <draw:text-box>
              <text:list text:style-name="L1">
                <text:list-item>
                  <text:p><text:span text:style-name="T4">Scala.js server .js artifact</text:span></text:p>
                </text:list-item>
              </text:list>
            </draw:text-box>
          </draw:frame>
          <draw:frame draw:style-name="gr13" draw:text-style-name="P10" draw:layer="layout" svg:width="5.207cm" svg:height="1.979cm" svg:x="17.901cm" svg:y="9.65cm">
            <draw:text-box>
              <text:list text:style-name="L1">
                <text:list-item>
                  <text:p><text:span text:style-name="T4">Client typescript declarations</text:span></text:p>
                </text:list-item>
                <text:list-item>
                  <text:p><text:span text:style-name="T4">Server typescript declarations</text:span></text:p>
                </text:list-item>
              </text:list>
            </draw:text-box>
          </draw:frame>
          <draw:frame draw:style-name="gr14" draw:text-style-name="P10" draw:layer="layout" svg:width="20.955cm" svg:height="3.581cm" svg:x="4.556cm" svg:y="16.24cm">
            <draw:text-box>
              <text:list text:style-name="L1">
                <text:list-item>
                  <text:p><text:span text:style-name="T4">Organized in the same repo for demo convenience.</text:span></text:p>
                </text:list-item>
                <text:list-item>
                  <text:p><text:span text:style-name="T4">Generally would be in different repos.</text:span></text:p>
                </text:list-item>
                <text:list-item>
                  <text:p><text:span text:style-name="T4">Scala.js assets pushed into other projects can be checked in so they can always build.</text:span></text:p>
                </text:list-item>
                <text:list-item>
                  <text:p><text:span text:style-name="T4">Client &amp; server need to have “typescript declaration” generation scripts added so that declarations can be used to generate scala.js bindings via scalablytype.</text:span></text:p>
                </text:list-item>
                <text:list-item>
                  <text:p><text:span text:style-name="T4">Running the scalablytyped CLI requires coursier to be installed first.</text:span></text:p>
                </text:list-item>
              </text:list>
            </draw:text-box>
          </draw:frame>
          <draw:frame draw:style-name="gr9" draw:text-style-name="P10" draw:layer="layout" svg:width="5.207cm" svg:height="1.68cm" svg:x="6.107cm" svg:y="13.83cm">
            <draw:text-box>
              <text:list text:style-name="L1">
                <text:list-item>
                  <text:p><text:span text:style-name="T4">No scala.js =&gt; typescript interface generator</text:span></text:p>
                </text:list-item>
              </text:list>
            </draw:text-box>
          </draw:frame>
          <draw:frame draw:style-name="gr9" draw:text-style-name="P10" draw:layer="layout" svg:width="5.207cm" svg:height="1.68cm" svg:x="11.978cm" svg:y="13.83cm">
            <draw:text-box>
              <text:list text:style-name="L1">
                <text:list-item>
                  <text:p><text:span text:style-name="T4">No scala.js =&gt; typescript interface generator</text:span></text:p>
                </text:list-item>
              </text:list>
            </draw:text-box>
          </draw:frame>
          <draw:frame draw:style-name="gr15" draw:text-style-name="P10" draw:layer="layout" svg:width="5.207cm" svg:height="1.895cm" svg:x="17.928cm" svg:y="13.83cm">
            <draw:text-box>
              <text:list text:style-name="L1">
                <text:list-item>
                  <text:p><text:span text:style-name="T4">Scalablytyped CLI converter converts typescript client &amp; service interfaces</text:span></text:p>
                </text:list-item>
              </text:list>
            </draw:text-box>
          </draw:frame>
          <draw:frame draw:style-name="gr16" draw:text-style-name="P12" draw:layer="layout" svg:width="2.991cm" svg:height="0.962cm" svg:x="2.321cm" svg:y="13.732cm">
            <draw:text-box>
              <text:p text:style-name="P11"><text:span text:style-name="T1">Interfaces:</text:span></text:p>
            </draw:text-box>
          </draw:frame>
        </draw:g>
      </draw:page>
      <draw:page draw:name="page3" draw:style-name="dp1" draw:master-page-name="Default">
        <draw:g draw:name="scaling">
          <draw:frame draw:style-name="gr1" draw:text-style-name="P2" draw:layer="layout" svg:width="7.5cm" svg:height="1.524cm" svg:x="10.242cm" svg:y="3.435cm">
            <draw:text-box>
              <text:p text:style-name="P1">Scaling Options</text:p>
            </draw:text-box>
          </draw:frame>
          <draw:custom-shape draw:style-name="gr17" draw:text-style-name="P13" draw:layer="layout" svg:width="12.7cm" svg:height="2.672cm" svg:x="7.35cm" svg:y="11.922cm">
            <text:list text:style-name="L1">
              <text:list-item>
                <text:p text:style-name="P13"><text:span text:style-name="T5">Base Level nodejs performanc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18.415cm" svg:height="3.581cm" svg:x="4.683cm" svg:y="15.351cm">
            <draw:text-box>
              <text:list text:style-name="L1">
                <text:list-item>
                  <text:p><text:span text:style-name="T4">Scaling out an application usually involves scaling out (distributed) or scaling up.</text:span></text:p>
                </text:list-item>
                <text:list-item>
                  <text:p><text:span text:style-name="T4">The method chosen for scaling often involves technical and non-technical issues.</text:span></text:p>
                  <text:list>
                    <text:list-item>
                      <text:p><text:span text:style-name="T4">Skills</text:span></text:p>
                    </text:list-item>
                    <text:list-item>
                      <text:p><text:span text:style-name="T4">Costs</text:span></text:p>
                    </text:list-item>
                    <text:list-item>
                      <text:p><text:span text:style-name="T4">Technology</text:span></text:p>
                    </text:list-item>
                    <text:list-item>
                      <text:p><text:span text:style-name="T4">Scale required</text:span></text:p>
                    </text:list-item>
                    <text:list-item>
                      <text:p><text:span text:style-name="T4">Future scaling considerations</text:span></text:p>
                    </text:list-item>
                  </text:list>
                </text:list-item>
                <text:list-item>
                  <text:p><text:span text:style-name="T4">For nodejs applications scale happens “out” vs “up” but newer technology allows you to consider both.</text:span></text:p>
                </text:list-item>
              </text:list>
            </draw:text-box>
          </draw:frame>
          <draw:custom-shape draw:style-name="gr18" draw:text-style-name="P14" draw:layer="layout" svg:width="12.712cm" svg:height="2.54cm" svg:x="7.35cm" svg:y="8.62cm">
            <text:list text:style-name="L1">
              <text:list-item>
                <text:p text:style-name="P14"><text:span text:style-name="T5">Scale out through:</text:span></text:p>
                <text:list>
                  <text:list-item>
                    <text:p text:style-name="P14"><text:span text:style-name="T5">Running more than 1 nodejs process on the same server.</text:span></text:p>
                  </text:list-item>
                  <text:list-item>
                    <text:p text:style-name="P14"><text:span text:style-name="T5">Running processes on more than one server/container.</text:span></text:p>
                  </text:list-item>
                  <text:list-item>
                    <text:p text:style-name="P14"><text:span text:style-name="T5">Microservices/query federation (e.g. gateway-like pattern)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8" draw:layer="layout" svg:width="12.7cm" svg:height="2.377cm" svg:x="7.35cm" svg:y="5.699cm">
            <text:list text:style-name="L1">
              <text:list-item>
                <text:p text:style-name="P8"><text:span text:style-name="T2">Scale up:</text:span></text:p>
                <text:list>
                  <text:list-item>
                    <text:p text:style-name="P8"><text:span text:style-name="T2">Employ a runtime like graal (graal node aka graaljs) to have some scale up capabilities.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5T17:23:09.183939065</meta:creation-date>
    <meta:generator>LibreOffice/6.4.3.2$Linux_X86_64 LibreOffice_project/40$Build-2</meta:generator>
    <meta:editing-duration>PT1H48M46S</meta:editing-duration>
    <meta:editing-cycles>35</meta:editing-cycles>
    <dc:date>2020-05-15T11:44:49.725296511</dc:date>
    <meta:document-statistic meta:object-count="40"/>
  </office:meta>
</office:document-meta>
</file>